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A3E0000278B000008257F495F1A3D000E98.wmf" manifest:media-type="image/x-wm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6.251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size-asian="9pt" style:font-name-complex="Arial1" style:font-size-complex="9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6.251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  <style:text-properties fo:color="#ff0000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fo:color="#ff0000"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.212cm" loext:contextual-spacing="false" fo:line-height="100%"/>
      <style:text-properties style:font-name="Arial" fo:font-size="12pt" style:font-size-asian="12pt" style:font-name-complex="Arial1" style:font-size-complex="12pt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background-color="#ffffff"/>
    </style:style>
    <style:style style:name="P13" style:family="paragraph" style:parent-style-name="Standard_20__28_user_29_">
      <style:paragraph-properties fo:margin-left="0cm" fo:margin-right="0cm" fo:line-height="150%" fo:text-align="justify" style:justify-single-word="false" fo:text-indent="2cm" style:auto-text-indent="false">
        <style:tab-stops>
          <style:tab-stop style:position="0cm"/>
        </style:tab-stops>
      </style:paragraph-properties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50%" fo:text-align="center" style:justify-single-word="false" fo:text-indent="2cm" style:auto-text-indent="false"/>
      <style:text-properties style:font-name="Arial" fo:font-size="12pt" style:font-size-asian="12pt" style:font-name-complex="Arial1" style:font-size-complex="12pt"/>
    </style:style>
    <style:style style:name="P16" style:family="paragraph" style:parent-style-name="List_20_Paragraph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17" style:family="paragraph" style:parent-style-name="List_20_Paragraph">
      <style:paragraph-properties fo:margin-left="4.00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0pt" style:font-size-asian="10pt" style:font-name-complex="Arial1" style:font-size-complex="10pt"/>
    </style:style>
    <style:style style:name="P18" style:family="paragraph" style:parent-style-name="Normal1">
      <style:paragraph-properties fo:line-height="150%" fo:text-align="center" style:justify-single-word="false"/>
    </style:style>
    <style:style style:name="P19" style:family="paragraph" style:parent-style-name="Normal1">
      <style:paragraph-properties fo:line-height="150%" fo:text-align="center" style:justify-single-word="false"/>
      <style:text-properties style:font-name="Arial" fo:font-size="9pt" style:font-name-asian="Arial1" style:font-size-asian="9pt" style:font-name-complex="Arial1" style:font-size-complex="9pt"/>
    </style:style>
    <style:style style:name="P20" style:family="paragraph" style:parent-style-name="Normal1">
      <style:paragraph-properties fo:text-align="justify" style:justify-single-word="false"/>
    </style:style>
    <style:style style:name="P21" style:family="paragraph" style:parent-style-name="Normal1">
      <style:paragraph-properties fo:line-height="150%" fo:text-align="center" style:justify-single-word="false"/>
      <style:text-properties fo:color="#548dd4" style:font-name="Arial" fo:font-size="9pt" style:font-name-asian="Arial1" style:font-size-asian="9pt" style:font-name-complex="Arial1" style:font-size-complex="9pt"/>
    </style:style>
    <style:style style:name="P22" style:family="paragraph" style:parent-style-name="Normal1">
      <style:paragraph-properties fo:line-height="150%" fo:text-align="center" style:justify-single-word="false"/>
      <style:text-properties fo:color="#548dd4" style:font-name="Arial" fo:font-size="12pt" style:font-name-asian="Arial1" style:font-size-asian="12pt" style:font-name-complex="Arial1" style:font-size-complex="12pt"/>
    </style:style>
    <style:style style:name="P23" style:family="paragraph" style:parent-style-name="Normal1">
      <style:paragraph-properties fo:line-height="150%" fo:text-align="center" style:justify-single-word="false"/>
      <style:text-properties fo:color="#ff0000" style:font-name="Arial" fo:font-size="12pt" style:font-name-asian="Arial1" style:font-size-asian="12pt" style:font-name-complex="Arial1" style:font-size-complex="12pt"/>
    </style:style>
    <style:style style:name="P24" style:family="paragraph" style:parent-style-name="Normal1">
      <style:paragraph-properties fo:line-height="150%" fo:text-align="center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25" style:family="paragraph" style:parent-style-name="Normal1">
      <style:text-properties fo:color="#000000" fo:font-size="10pt" style:font-size-asian="10pt" style:font-size-complex="10pt"/>
    </style:style>
    <style:style style:name="P26" style:family="paragraph" style:parent-style-name="Normal1">
      <style:paragraph-properties fo:text-align="center" style:justify-single-word="false"/>
    </style:style>
    <style:style style:name="P27" style:family="paragraph" style:parent-style-name="Normal1" style:master-page-name="Converted2">
      <style:paragraph-properties fo:text-align="justify" style:justify-single-word="false" style:page-number="auto"/>
    </style:style>
    <style:style style:name="P28" style:family="paragraph" style:parent-style-name="Normal1" style:master-page-name="Converted4">
      <style:paragraph-properties fo:text-align="justify" style:justify-single-word="false" style:page-number="auto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style-complex="italic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size-asian="12pt" style:font-name-complex="Arial1" style:font-size-complex="12pt" fo:background-color="#ffffff"/>
    </style:style>
    <style:style style:name="T5" style:family="text">
      <style:text-properties style:font-name="Arial" fo:font-size="12pt" style:font-name-asian="Arial1" style:font-size-asian="12pt" style:font-name-complex="Arial1" style:font-size-complex="12pt"/>
    </style:style>
    <style:style style:name="T6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7" style:family="text">
      <style:text-properties style:font-name="Arial" fo:font-size="12pt" fo:background-color="#ffffff" loext:char-shading-value="0" style:font-size-asian="12pt" style:font-name-complex="Arial1" style:font-size-complex="12pt"/>
    </style:style>
    <style:style style:name="T8" style:family="text">
      <style:text-properties style:font-name="Arial" fo:font-size="10pt" style:font-size-asian="10pt" style:font-name-complex="Arial1" style:font-size-complex="10pt"/>
    </style:style>
    <style:style style:name="T9" style:family="text">
      <style:text-properties style:font-name="Arial" style:font-name-complex="Arial1"/>
    </style:style>
    <style:style style:name="T10" style:family="text">
      <style:text-properties fo:color="#548dd4" style:font-name="Arial" fo:font-size="9pt" style:font-name-asian="Arial1" style:font-size-asian="9pt" style:font-name-complex="Arial1" style:font-size-complex="9pt"/>
    </style:style>
    <style:style style:name="T11" style:family="text">
      <style:text-properties fo:color="#000000" style:font-name="Arial" fo:font-size="12pt" fo:font-style="italic" style:font-name-asian="Arial1" style:font-size-asian="12pt" style:font-style-asian="italic" style:font-name-complex="Arial1" style:font-size-complex="12pt"/>
    </style:style>
    <style:style style:name="T12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13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T14" style:family="text">
      <style:text-properties fo:color="#000000" style:font-name="Arial" fo:font-size="12pt" fo:font-weight="bold" style:font-size-asian="12pt" style:font-weight-asian="bold" style:font-name-complex="Arial1" style:font-size-complex="12pt"/>
    </style:style>
    <style:style style:name="T15" style:family="text">
      <style:text-properties fo:color="#000000" style:font-name="Arial" fo:font-size="12pt" style:font-size-asian="12pt" style:font-name-complex="Arial1" style:font-size-complex="12pt"/>
    </style:style>
    <style:style style:name="T16" style:family="text">
      <style:text-properties fo:color="#000000" style:font-name="Arial" fo:font-size="10pt" style:font-size-asian="10pt" style:font-name-complex="Arial1" style:font-size-complex="10pt"/>
    </style:style>
    <style:style style:name="T17" style:family="text">
      <style:text-properties fo:color="#000000" style:font-name="Arial" style:font-name-asian="Arial1" style:font-name-complex="Arial1"/>
    </style:style>
    <style:style style:name="T18" style:family="text">
      <style:text-properties fo:color="#000000" style:font-name="Arial" style:font-name-complex="Arial1"/>
    </style:style>
    <style:style style:name="T19" style:family="text">
      <style:text-properties fo:color="#000000" style:text-position="super 58%" style:font-name="Arial" fo:font-size="12pt" style:font-name-asian="Arial1" style:font-size-asian="12pt" style:font-name-complex="Arial1" style:font-size-complex="12pt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style:text-position="super 58%" style:font-name="Arial" fo:font-size="10pt" style:font-size-asian="10pt" style:font-name-complex="Arial1" style:font-size-complex="10pt"/>
    </style:style>
    <style:style style:name="T22" style:family="text">
      <style:text-properties style:font-name="Times New Roman" style:font-name-complex="Times New Roman1"/>
    </style:style>
    <style:style style:name="T23" style:family="text">
      <style:text-properties fo:color="#00b050" style:font-name="Arial" fo:font-size="12pt" style:font-size-asian="12pt" style:font-name-complex="Arial1" style:font-size-complex="12pt"/>
    </style:style>
    <style:style style:name="T24" style:family="text">
      <style:text-properties fo:color="#ff0000" style:font-name="Arial" fo:font-size="12pt" style:font-size-asian="12pt" style:font-name-complex="Arial1" style:font-size-complex="12pt"/>
    </style:style>
    <style:style style:name="T25" style:family="text">
      <style:text-properties fo:color="#0070c0" style:font-name="Arial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Hlk520324286"/><text:span text:style-name="T1">FORMAÇÃO DOCENTE E SOCIALIZAÇÃO PROFISSIONAL: um olhar sobre ações da gestão escolar.</text:span></text:p>
      <text:p text:style-name="P18"><text:span text:style-name="T10"><text:s/></text:span></text:p>
      <text:p text:style-name="P18"><text:span text:style-name="T11">Luciane Hinterholz</text:span><text:span text:style-name="T11"><text:note text:id="ftn1" text:note-class="footnote"><text:note-citation>1</text:note-citation><text:note-body><text:p text:style-name="P27"><text:span text:style-name="T21"/><text:span text:style-name="T16"> Pedagoga pós-graduada em Supervisão Escolar; pós-graduanda do PPGE/IFC – Camboriú da linha Gestão Educacional. E-mail: lucianneh@hotmail.com </text:span></text:p><text:p text:style-name="P20"/></text:note-body></text:note></text:span><text:span text:style-name="T11">; Marilândes Mól Ribeiro de Melo</text:span><text:span text:style-name="T11"><text:note text:id="ftn2" text:note-class="footnote"><text:note-citation>2</text:note-citation><text:note-body><text:p text:style-name="P28"><text:span text:style-name="T21"/><text:span text:style-name="T16"> Doutora em Educação, UFSC; professora do Instituto Federal Catarinense – Campus Araquari. E-mail: marilandes.melo@ifc.edu.br</text:span></text:p></text:note-body></text:note></text:span></text:p>
      <text:p text:style-name="P18"><text:span text:style-name="T10"><text:s/></text:span></text:p>
      <text:p text:style-name="P18"><text:span text:style-name="T13">RESUMO</text:span></text:p>
      <text:p text:style-name="P21"/>
      <text:p text:style-name="P2"><text:span text:style-name="T3">Este estudo objetiva identificar e analisar como o desenvolvimento de ações de gestão escolar contribui para a consolidação do processo de formação inicial de socialização profissional de professores. Metodologicamente parte de pesquisa bibliográfica quanto aos objetivos e qualitativa quanto aos procedimentos técnicos tendo nos questionários o instrumento de coleta de dados principal. Trabalhamos com professores de uma escola municipal de Balneário Camboriú</text:span><text:span text:style-name="T1">.</text:span> <text:span text:style-name="T3"><text:s/>Observamos que a ação primeira de uma gestão para a promoção da socialização profissional é o exercício de uma gestão democrática. Também a relação escola/comunidade e a autonomia com que a gestão implementa suas práticas na</text:span> <text:span text:style-name="T3">escola</text:span> <text:span text:style-name="T3">despontam como ações que propiciam a socialização profissional. A superação dos obstáculos advindos dos fatores internos e externos comprometem esses processos e consequentemente os pedagógicos, que podem ser amenizados quando a gestão é caracterizada pela ação democrática, pela aproximação com a comunidade e o seu grau de autonomia para a ação.</text:span></text:p>
      <text:p text:style-name="P23"/>
      <text:p text:style-name="Normal1"><text:span text:style-name="T13">Palavras-chave</text:span><text:span text:style-name="T12">: Gestão Escolar. Professores. Socialização. Formação.</text:span></text:p>
      <text:p text:style-name="P18"><text:span text:style-name="T10"><text:s/></text:span></text:p>
      <text:p text:style-name="P21"/>
      <text:p text:style-name="P18"><text:span text:style-name="T13">INTRODUÇÃO</text:span></text:p>
      <text:p text:style-name="P19"/>
      <text:p text:style-name="P14"><text:span text:style-name="T3">A presente pesquisa </text:span><text:bookmark-start text:name="_Hlk520663546"/><text:span text:style-name="T3">objetiva identificar e analisar como o desenvolvimento de ações de gestão escolar contribui para a consolidação do processo de formação inicial e de socialização profissional de professores. </text:span><text:bookmark-end text:name="_Hlk520663546"/><text:span text:style-name="T3">Evidenciou-se a necessidade de desenvolver um estudo sobre a temática da contribuição das ações da gestão escolar com o propósito de que sejam identificadas e reconhecidas no ambiente e nas práticas do cotidiano escolar, da escola pública. Da mesma forma, percebeu-se uma conveniência em analisar as ações proporcionadas pela gestão escolar, com a intenção de colaborar também </text:span><text:soft-page-break/><text:span text:style-name="T3">com a compreensão do campo educacional voltada para as ações de gestão escolar e suas contribuições no que diz respeito à intensificação dos processos de formação inicial e socialização profissional de professores como elementos capazes de elevar a qualidade da aprendizagem.</text:span></text:p>
      <text:p text:style-name="P8"><text:span text:style-name="T3">Pensarmos sobre gestão escolar, formação docente e socialização profissional leva-nos a articulação com alguns autores relacionados a estas temáticas como Ludke (1996), que ao desenvolver pesquisas sobre Formação Docente, apresenta compreensões sobre conceitos de profissão e de profissionalização do magistério; Gatti (2010) que contribuiu com interrogações pertinentes às contendas sobre a formação de professores nos dias atuais e a partir da qual buscamos entender as características e problemas da formação de professores no Brasil.</text:span><text:span text:style-name="T22"> </text:span><text:span text:style-name="T3">Dubar (2002) que analisa a identidade profissional dos professores e</text:span><text:span text:style-name="T23"> </text:span><text:span text:style-name="T3">revela que a identidade profissional dos professores vem sofrendo transformações como as de outros profissionais. </text:span></text:p>
      <text:p text:style-name="P8"><text:span text:style-name="T3">A partir dos entendimentos citados buscamos então compreender o papel da gestão escolar frente às temáticas da formação e da socialização profissional. Sobre esta temática Paro (2016) demonstra que estão relacionadas à organização e funcionamento da escola básica e ao desenvolvimento das atividades de ensino. O pesquisador apresenta uma interpretação da gestão escolar como intermédio para a efetuação de fins educativos. Nesta reflexão Paro (2016) colabora com ideias sobre problemas relacionados à efetiva participação dos pares escolares envolvidos nos processos de trabalho da escola</text:span><text:span text:style-name="T6">. </text:span></text:p>
      <text:p text:style-name="P14"><text:span text:style-name="T3">Paro (2007, p. 20) contribui também para a compreensão da educação como um exercício de poder; ele argumenta que:</text:span></text:p>
      <text:p text:style-name="P15"/>
      <text:p text:style-name="P16"><text:span text:style-name="T8">estudar a prática escolar da perspectiva do poder implica levar em conta tanto o poder-contra que se manifesta em suas múltiplas formas de dominação e de violação da subjetividade, quanto o poder-fazer, que engrandece personalidades e incrementa o vigor da ação humano-social (PARO, 2007, p. 20). </text:span></text:p>
      <text:p text:style-name="P17"/>
      <text:p text:style-name="P14"><text:span text:style-name="T3">O autor ainda discorre sobre esse poder, fazendo uma explicitação desse sentido sob dois aspectos: o primeiro seria “o poder como capacidade de agir sobre </text:span><text:soft-page-break/><text:span text:style-name="T3">as coisas” e o segundo, “o poder como capacidade de determinar o comportamento dos outros” (PARO, 2007, p. 33).</text:span></text:p>
      <text:p text:style-name="P8"><text:span text:style-name="T3">Para entendermos gestão escolar democrática e poder, outro autor que colaborou sobre o assunto foi Souza (2009), que a conceitua como um recurso que não se limita a tomada de decisões e que é mantido com diálogo por meio da</text:span><text:span text:style-name="T24"> </text:span><text:span text:style-name="T3">participação permanente das pessoas envolvidas com o ambiente escolar. Conforme Souza (2009, p. 124), a gestão escolar em sua natureza política “deve ser pautada por princípios e por métodos democráticos”, e que ainda, para ser democrática precisa ser compreendida “como um processo político”.</text:span></text:p>
      <text:p text:style-name="P8"><text:span text:style-name="T3">Para esboçar o perfil socioeconômico, cultural, social e escolar desses sujeitos; lançamos mão de algumas concepções de Pierre Bourdieu (2004; 2007; 1983; 1996) pois este teórico contribui para o desvelamento do mundo por meio da compreensão das práticas culturais e das classes sociais dos agentes, seja por suas escolhas ou seus destinos.</text:span></text:p>
      <text:p text:style-name="P8"><text:span text:style-name="T3">É preciso também que,</text:span><text:span text:style-name="T24"> </text:span><text:span text:style-name="T3">as pessoas que atuam na escola possam identificar problemas, e agir com ações que exprimam a democracia, ações tais</text:span><text:span text:style-name="T24"> </text:span><text:span text:style-name="T3">como deliberar, discutir, planejar, acompanhar, controlar e ainda poderem avaliar o conjunto das ações voltadas ao desenvolvimento da própria escola no intuito de solucionar os problemas nela vivenciados (SOUZA, 2009). O estudo, ainda em desenvolvimento, demonstrou que para a superação dos obstáculos suscitados tanto por fatores internos, quanto externos, que comprometem os processos de formação inicial, de socialização profissional, e consequentemente pedagógicos, podem ser amenizados quando a gestão é caracterizada pela ação democrática, pela aproximação com a comunidade e pelo seu grau de autonomia.</text:span></text:p>
      <text:p text:style-name="P9"/>
      <text:p text:style-name="P10"/>
      <text:p text:style-name="P18"><text:span text:style-name="T13">PROCEDIMENTOS METODOLÓGICOS</text:span></text:p>
      <text:p text:style-name="P21"/>
      <text:p text:style-name="P13"><text:span text:style-name="T9">No que concerne a esta pesquisa, os dados foram obtidos por meio da aplicação de questionários que foram distribuídos para seis professores de uma escola pública pertencente a Rede Municipal de Ensino em Balneário Camboriú/SC, sendo os seis questionários devolvidos, o que nos serviu de valioso instrumento empírico. O foco para “desenhar a fisionomia” dos professores foi relacionado com </text:span><text:soft-page-break/><text:span text:style-name="T9">seus dados pessoais, suas trajetórias escolares, suas carreiras profissionais e as experiências pedagógicas. Optamos identifica-los pelas iniciais de seus nomes, seguidos da sequencia dos questionários, para facilitar o trato com os dados da pesquisa no seu processo de elaboração e análise. <text:s text:c="2"/></text:span></text:p>
      <text:p text:style-name="P13"><text:span text:style-name="T9">A importância dos questionários colhidos não está em sua presença como uma evidência suprema apta a demonstrar particularmente desfechos incontestáveis sobre a formação docente e a socialização profissional, mas sim ao fato de evocar de outrem um conjunto de pareceres para edificar as discussões. A aplicação e o recolhimento dos questionários dão existência a explicação de modo mais claro e atendem as finalidades do estudo, reiterando assim a produção científica como um trabalho social. Nas análises dos</text:span><text:span text:style-name="T25"> </text:span><text:span text:style-name="T18">questionários, objetivamos responder ou, pelo menos, </text:span><text:span text:style-name="T9">sugerir um ponto de vista sobre o problema que nos move. </text:span></text:p>
      <text:p text:style-name="P18"><text:span text:style-name="T10"><text:s/></text:span></text:p>
      <text:p text:style-name="P21"/>
      <text:p text:style-name="P18"><text:span text:style-name="T13">RESULTADOS PARCIAIS</text:span></text:p>
      <text:p text:style-name="P21"/>
      <text:p text:style-name="P12"><text:span text:style-name="T9">A ação primeira de uma gestão para a promoção da socialização profissional dos professores é o exercício de uma gestão democrática; neste aspecto quando perguntamos sobre algumas características da gestão trazemos aqui um relato como exemplo: “Quando a gestão é democrática, quando o gestor coloca/traz a responsabilidade para o grupo. Quando a gestão observa as coisas ao seu redor, e quando ela é paciente” (Professor C6). Sobre tais elucidações, vimos aqui, as várias incumbências que se confia à figura do gestor escolar. Paro (2010, p. 200) ao enunciar-se sobre esses afazeres corrobora dizendo que é “precisamente no papel desempenhado pelo diretor escolar, que passa a assumir, nesse processo, posição bastante contraditória, já que tem de exercer duas ordens de funções, em princípio, inconciliáveis” visto através das respostas como educador e como gestor, pessoa responsável pela instituição. </text:span></text:p>
      <text:p text:style-name="P8"><text:span text:style-name="T3">Observamos então: o que surpreende não é a existência do discurso que caracteriza a boa gestão, e sim os conceitos que possuem sobre a gestão, visto que possuem uma compreensão restrita da palavra “política”. Paro (2010, p. 768) ajuda a pensar quando argumenta que “essas características da coordenação do esforço </text:span><text:soft-page-break/><text:span text:style-name="T3">humano coletivo remetem obrigatoriamente ao seu caráter necessariamente político”. </text:span></text:p>
      <text:p text:style-name="P8"><text:span text:style-name="T3">A relação entre escola e comunidade, representada pela figura da gestão, também desponta como uma ação da gestão para a promoção da socialização profissional; nesta perspectiva fizemos a pergunta: como percebem a relação entre sua escola e a comunidade e tivemos respostas tais como: “Muito Boa. Ela tem abertura ao diálogo com os pais e alunos. Sabe se posicionar quando precisa chamar a atenção” (Professor M2); “Muito boa. Ela conhece bem a comunidade, da abertura para a comunidade participar da escola” (Professor A1); “Excelente, ela conhece a comunidade, ela se preocupa com o bem-estar da comunidade (Professor C6). De acordo com os relatos percebe-se a importância de a escola ver a si mesma como parte integrante da comunidade, e, como deve ser mútuo o reconhecimento da comunidade em relação a escola como um espaço social, da qual pode participar e cuidar.</text:span></text:p>
      <text:p text:style-name="P8"><text:span text:style-name="T3">Outro fator que desponta como capaz de provocar ações de socialização profissional está relacionado à autonomia com que a gestão implementa suas práticas na escola, e que aparece na fala do professor da seguinte forma: “Quando a gestão tem autonomia para arrecadar recursos e autonomia para realizar os projetos desenvolvidos pela escola” (Professor J4). Podemos constatar que a gestão escolar precisa desenvolver a sua autonomia, como característica principal para um bom desenvolvimento político, social e democrático frente as ações legítimas da escola e que podem promover a socialização profissional dos professores por sua adesão ao projeto escolar. <text:s/></text:span></text:p>
      <text:p text:style-name="P8"><text:span text:style-name="T3">Um processo de gestão sem autonomia é ineficaz incapaz de provocar uma socialização profissional adequada, que constitua uma relação sólida entre comunidade externa e escola. Ações aparentemente ritualísticas, tais como oferecer bons cursos; proporcionar momentos para trocas de experiências; tratar os professores com respeito; valorizar o professor por meio de atendimento individualizado; a própria experiência da gestão com os processos educativos; a busca de formas motivadoras de envolver os professores e dar voz para que eles possam se manifestar, podem consolidar o processo de socialização profissional, por meio de uma gestão democrática, que está articulada com a comunidade externa e que age com autonomia. </text:span></text:p>
      <text:p text:style-name="P18"><text:soft-page-break/><text:span text:style-name="T13">CONSIDERAÇÕES FINAIS</text:span></text:p>
      <text:p text:style-name="P22"/>
      <text:p text:style-name="P8"><text:span text:style-name="T7">Considerando que o gestor escolar é essencial para o bom andamento de uma escola e para o processo efetivo do trabalho em equipe, parte-se do princípio que o mesmo precisa ter conhecimento e sensibilidade para lidar com os diversos aspectos que interferem no bom funcionamento da escola. O domínio técnico pedagógico, a comunicação e o relacionamento com a comunidade escolar, juntamente com a gestão da infraestrutura do local precisam ser administrados democraticamente principalmente quando incluídos num ambiente de desenvolvimento social e de aprendizagem. </text:span></text:p>
      <text:p text:style-name="P14"><text:span text:style-name="T3">Os dados revelam também que a formação inicial e continuada contribui para a socialização profissional quando num contexto escolar a gestão, procura proporcionar o processo de formação inicial de socialização profissional considerando a participação de todos seus docentes, proporcionando e favorecendo frequentemente debates e socialização dos impasses pedagógicos escolares, propondo-se a efetivar uma de suas funções que é a de garantir uma gestão de qualidade.</text:span></text:p>
      <text:p text:style-name="P24"/>
      <text:p text:style-name="P24"/>
      <text:p text:style-name="P18"><text:span text:style-name="T13">REFERÊNCIAS</text:span></text:p>
      <text:p text:style-name="P11"/>
      <text:p text:style-name="P2"><text:span text:style-name="T3">DUBAR, Claude. </text:span><text:span text:style-name="T6">In</text:span><text:span text:style-name="T3"> SILVA, Andréa Stahel. </text:span><text:span text:style-name="T2">A socialização</text:span><text:span text:style-name="T3">: </text:span><text:span text:style-name="T1">construção das identidades sociais e profissionais.</text:span><text:span text:style-name="T3"> São Paulo: Martins Fontes, 2005.</text:span></text:p>
      <text:p text:style-name="P4"/>
      <text:p text:style-name="P1"><text:span text:style-name="T3">LUDKE, Menga. </text:span><text:span text:style-name="T1">Sobre Socialização Profissional de Professores</text:span><text:span text:style-name="T3">. Cad. Pesq., São Paulo, n.99, p.5-15, Nov.1996.</text:span></text:p>
      <text:p text:style-name="P4"/>
      <text:p text:style-name="P1"><text:span text:style-name="T3">PARO, Vitor Henrique. </text:span><text:span text:style-name="T1">Gestão Democrática da Escola Pública. Editora Cortez.</text:span><text:span text:style-name="T3"> São Paulo, 2016. 4ª Edição.</text:span></text:p>
      <text:p text:style-name="P4"/>
      <text:p text:style-name="P1"><text:span text:style-name="T3">PARO, Vitor Henrique </text:span><text:span text:style-name="T6">In</text:span><text:span text:style-name="T3"> FÉTIZON, Beatriz. </text:span><text:span text:style-name="T1">EDUCAÇÃO COMO EXERCÍCIO DO PODER: crítica ao senso comum em educação. </text:span><text:span text:style-name="T3">São Paulo. Editora Cortez. 2007.</text:span></text:p>
      <text:p text:style-name="P5"/>
      <text:p text:style-name="P3"><text:span text:style-name="T3">PARO, Vitor Henrique. </text:span><text:span text:style-name="T1">Administração escolar</text:span><text:span text:style-name="T3">: introdução crítica/ Vitor Henrique Paro – 16. ed – São Paulo: Cortez, 2010.</text:span></text:p>
      <text:p text:style-name="P6"/>
      <text:p text:style-name="P1"><text:span text:style-name="T15">SOUZA, Ângelo Ricardo de Souza. </text:span><text:span text:style-name="T14">Explorando e construindo um conceito de gestão escolar democrática. </text:span><text:span text:style-name="T15">Educação em Revista. Belo Horizonte. V.25. n°03. P.123-140. Dezembro. 200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text-align="start" style:justify-single-word="false" fo:keep-together="always" fo:orphans="0" fo:widows="0" fo:keep-with-next="always" style:writing-mode="lr-tb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text-align="start" style:justify-single-word="false" fo:keep-together="always" fo:orphans="0" fo:widows="0" fo:keep-with-next="always" style:writing-mode="lr-tb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text-align="start" style:justify-single-word="false" fo:keep-together="always" fo:orphans="0" fo:widows="0" fo:keep-with-next="always" style:writing-mode="lr-tb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text-align="start" style:justify-single-word="false" fo:keep-together="always" fo:orphans="0" fo:widows="0" fo:keep-with-next="always" style:writing-mode="lr-tb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text-align="start" style:justify-single-word="false" fo:keep-together="always" fo:orphans="0" fo:widows="0" fo:keep-with-next="always" style:writing-mode="lr-tb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text-align="start" style:justify-single-word="false" fo:keep-together="always" fo:orphans="0" fo:widows="0" fo:keep-with-next="always" style:writing-mode="lr-tb"/>
      <style:text-properties fo:font-size="10pt" fo:font-weight="bold" style:font-size-asian="10pt" style:font-weight-asian="bold" style:font-size-complex="10pt"/>
    </style:style>
    <style:style style:name="Title" style:family="paragraph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1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1" style:next-style-name="Normal1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margin-top="0cm" fo:margin-bottom="0cm" loext:contextual-spacing="false" fo:line-height="100%" fo:orphans="0" fo:widows="0" fo:hyphenation-ladder-count="no-limit"/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 fo:hyphenate="false" fo:hyphenation-remain-char-count="2" fo:hyphenation-push-char-count="2"/>
    </style:style>
    <style:style style:name="footnote_20_text" style:display-name="footnote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paragraph-properties fo:margin-top="0cm" fo:margin-bottom="0.353cm" loext:contextual-spacing="false" fo:orphans="2" fo:widows="2" fo:hyphenation-ladder-count="no-limit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language-asian="pt" style:country-asian="BR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Mangal" style:font-family-complex="Mangal" style:font-family-generic-complex="system" style:font-pitch-complex="variable" style:font-size-complex="9pt" style:language-complex="hi" style:country-complex="IN"/>
    </style:style>
    <style:style style:name="footnote_20_reference" style:display-name="footnote reference" style:family="text">
      <style:text-properties style:text-position="super 58%"/>
    </style:style>
    <style:style style:name="Texto_20_de_20_nota_20_de_20_rodapé_20_Char" style:display-name="Texto de nota de rodapé Char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/>
    </style:style>
    <style:style style:name="Assunto_20_do_20_comentário_20_Char" style:display-name="Assunto do comentário Char" style:family="text" style:parent-style-name="Texto_20_de_20_comentário_20_Char">
      <style:text-properties fo:color="#00000a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Mangal" style:font-family-complex="Mangal" style:font-family-generic-complex="system" style:font-pitch-complex="variable" style:font-size-complex="10pt" style:language-complex="hi" style:country-complex="IN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text-position="0% 100%" fo:font-size="11pt" fo:font-weight="normal" style:font-size-asian="11pt" style:font-weight-asian="normal"/>
    </style:style>
    <style:style style:name="ListLabel_20_2" style:display-name="ListLabel 2" style:family="text">
      <style:text-properties style:text-position="0% 100%" fo:font-size="11pt" style:font-size-asian="11pt"/>
    </style:style>
    <style:style style:name="ListLabel_20_3" style:display-name="ListLabel 3" style:family="text">
      <style:text-properties style:text-position="0% 100%" fo:font-size="11pt" style:font-size-asian="11pt"/>
    </style:style>
    <style:style style:name="ListLabel_20_4" style:display-name="ListLabel 4" style:family="text">
      <style:text-properties style:text-position="0% 100%" fo:font-size="11pt" style:font-size-asian="11pt"/>
    </style:style>
    <style:style style:name="ListLabel_20_5" style:display-name="ListLabel 5" style:family="text">
      <style:text-properties style:text-position="0% 100%" fo:font-size="11pt" style:font-size-asian="11pt"/>
    </style:style>
    <style:style style:name="ListLabel_20_6" style:display-name="ListLabel 6" style:family="text">
      <style:text-properties style:text-position="0% 100%" fo:font-size="11pt" style:font-size-asian="11pt"/>
    </style:style>
    <style:style style:name="ListLabel_20_7" style:display-name="ListLabel 7" style:family="text">
      <style:text-properties style:text-position="0% 100%" fo:font-size="11pt" style:font-size-asian="11pt"/>
    </style:style>
    <style:style style:name="ListLabel_20_8" style:display-name="ListLabel 8" style:family="text">
      <style:text-properties style:text-position="0% 100%" fo:font-size="11pt" style:font-size-asian="11pt"/>
    </style:style>
    <style:style style:name="ListLabel_20_9" style:display-name="ListLabel 9" style:family="text">
      <style:text-properties style:text-position="0% 100%" fo:font-size="11pt" style:font-size-asian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1">
      <style:paragraph-properties fo:text-align="center" style:justify-single-word="false"/>
    </style:style>
    <style:style style:name="MP2" style:family="paragraph" style:parent-style-name="Normal1">
      <style:text-properties fo:color="#000000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04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10.119cm" svg:height="2.094cm" draw:z-index="5"><draw:image xlink:href="Pictures/20000A3E0000278B000008257F495F1A3D000E98.wmf" xlink:type="simple" xlink:show="embed" xlink:actuate="onLoad" loext:mime-type="image/x-wmf"/></draw:frame></text:p>
        <text:p text:style-name="MP2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ir da Conceicao,,,,Professora</meta:initial-creator>
    <dc:creator>Lu</dc:creator>
    <meta:editing-cycles>2</meta:editing-cycles>
    <meta:creation-date>2018-08-07T23:16:00</meta:creation-date>
    <dc:date>2018-08-07T23:16:00</dc:date>
    <dc:language>pt-BR</dc:language>
    <meta:editing-duration>PT1M</meta:editing-duration>
    <meta:generator>LibreOffice/5.4.3.2$Windows_X86_64 LibreOffice_project/92a7159f7e4af62137622921e809f8546db437e5</meta:generator>
    <meta:document-statistic meta:table-count="0" meta:image-count="1" meta:object-count="0" meta:page-count="6" meta:paragraph-count="41" meta:word-count="1865" meta:character-count="12732" meta:non-whitespace-character-count="108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